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4126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9819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2.7575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2.5752in"/>
    </style:style>
    <style:style style:name="co14" style:family="table-column">
      <style:table-column-properties fo:break-before="auto" style:column-width="1.1543in"/>
    </style:style>
    <style:style style:name="co15" style:family="table-column">
      <style:table-column-properties fo:break-before="auto" style:column-width="1.0362in"/>
    </style:style>
    <style:style style:name="co16" style:family="table-column">
      <style:table-column-properties fo:break-before="auto" style:column-width="1.0898in"/>
    </style:style>
    <style:style style:name="co17" style:family="table-column">
      <style:table-column-properties fo:break-before="auto" style:column-width="1.2945in"/>
    </style:style>
    <style:style style:name="co18" style:family="table-column">
      <style:table-column-properties fo:break-before="auto" style:column-width="1.2728in"/>
    </style:style>
    <style:style style:name="co19" style:family="table-column">
      <style:table-column-properties fo:break-before="auto" style:column-width="0.6591in"/>
    </style:style>
    <style:style style:name="co20" style:family="table-column">
      <style:table-column-properties fo:break-before="auto" style:column-width="0.6161in"/>
    </style:style>
    <style:style style:name="co21" style:family="table-column">
      <style:table-column-properties fo:break-before="auto" style:column-width="0.6374in"/>
    </style:style>
    <style:style style:name="co22" style:family="table-column">
      <style:table-column-properties fo:break-before="auto" style:column-width="1.2299in"/>
    </style:style>
    <style:style style:name="co23" style:family="table-column">
      <style:table-column-properties fo:break-before="auto" style:column-width="1.4772in"/>
    </style:style>
    <style:style style:name="co24" style:family="table-column">
      <style:table-column-properties fo:break-before="auto" style:column-width="0.8425in"/>
    </style:style>
    <style:style style:name="co25" style:family="table-column">
      <style:table-column-properties fo:break-before="auto" style:column-width="1.8429in"/>
    </style:style>
    <style:style style:name="co26" style:family="table-column">
      <style:table-column-properties fo:break-before="auto" style:column-width="2.7362in"/>
    </style:style>
    <style:style style:name="co27" style:family="table-column">
      <style:table-column-properties fo:break-before="auto" style:column-width="1.639in"/>
    </style:style>
    <style:style style:name="co28" style:family="table-column">
      <style:table-column-properties fo:break-before="auto" style:column-width="0.8638in"/>
    </style:style>
    <style:style style:name="co29" style:family="table-column">
      <style:table-column-properties fo:break-before="auto" style:column-width="0.4437in"/>
    </style:style>
    <style:style style:name="co30" style:family="table-column">
      <style:table-column-properties fo:break-before="auto" style:column-width="0.5193in"/>
    </style:style>
    <style:style style:name="co31" style:family="table-column">
      <style:table-column-properties fo:break-before="auto" style:column-width="0.7236in"/>
    </style:style>
    <style:style style:name="co32" style:family="table-column">
      <style:table-column-properties fo:break-before="auto" style:column-width="1.7252in"/>
    </style:style>
    <style:style style:name="co33" style:family="table-column">
      <style:table-column-properties fo:break-before="auto" style:column-width="1.9937in"/>
    </style:style>
    <style:style style:name="co34" style:family="table-column">
      <style:table-column-properties fo:break-before="auto" style:column-width="1.122in"/>
    </style:style>
    <style:style style:name="co35" style:family="table-column">
      <style:table-column-properties fo:break-before="auto" style:column-width="1.8in"/>
    </style:style>
    <style:style style:name="co36" style:family="table-column">
      <style:table-column-properties fo:break-before="auto" style:column-width="2.1984in"/>
    </style:style>
    <style:style style:name="co37" style:family="table-column">
      <style:table-column-properties fo:break-before="auto" style:column-width="2.2091in"/>
    </style:style>
    <style:style style:name="co38" style:family="table-column">
      <style:table-column-properties fo:break-before="auto" style:column-width="2.252in"/>
    </style:style>
    <style:style style:name="co39" style:family="table-column">
      <style:table-column-properties fo:break-before="auto" style:column-width="2.2953in"/>
    </style:style>
    <style:style style:name="co40" style:family="table-column">
      <style:table-column-properties fo:break-before="auto" style:column-width="2.9083in"/>
    </style:style>
    <style:style style:name="co41" style:family="table-column">
      <style:table-column-properties fo:break-before="auto" style:column-width="2.9516in"/>
    </style:style>
    <style:style style:name="co42" style:family="table-column">
      <style:table-column-properties fo:break-before="auto" style:column-width="1.3909in"/>
    </style:style>
    <style:style style:name="co43" style:family="table-column">
      <style:table-column-properties fo:break-before="auto" style:column-width="1.8217in"/>
    </style:style>
    <style:style style:name="co44" style:family="table-column">
      <style:table-column-properties fo:break-before="auto" style:column-width="2.0909in"/>
    </style:style>
    <style:style style:name="co45" style:family="table-column">
      <style:table-column-properties fo:break-before="auto" style:column-width="2.5209in"/>
    </style:style>
    <style:style style:name="co46" style:family="table-column">
      <style:table-column-properties fo:break-before="auto" style:column-width="1.1756in"/>
    </style:style>
    <style:style style:name="co47" style:family="table-column">
      <style:table-column-properties fo:break-before="auto" style:column-width="1.8756in"/>
    </style:style>
    <style:style style:name="co48" style:family="table-column">
      <style:table-column-properties fo:break-before="auto" style:column-width="0.4335in"/>
    </style:style>
    <style:style style:name="co4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number-columns-repeated="9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4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0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office:value-type="string">
            <text:p>Period</text:p>
          </table:table-cell>
          <table:table-cell office:value-type="string">
            <text:p>NumPeriods</text:p>
          </table:table-cell>
          <table:table-cell office:value-type="string">
            <text:p>RepeatTreatment</text:p>
          </table:table-cell>
          <table:table-cell office:value-type="string">
            <text:p>income_h</text:p>
          </table:table-cell>
          <table:table-cell office:value-type="string">
            <text:p>income_m</text:p>
          </table:table-cell>
          <table:table-cell office:value-type="string">
            <text:p>income_l</text:p>
          </table:table-cell>
          <table:table-cell office:value-type="string">
            <text:p>NumSubj</text:p>
          </table:table-cell>
          <table:table-cell office:value-type="string">
            <text:p>i</text:p>
          </table:table-cell>
          <table:table-cell office:value-type="string">
            <text:p>PaySubject[1]</text:p>
          </table:table-cell>
          <table:table-cell office:value-type="string">
            <text:p>PaySubject[2]</text:p>
          </table:table-cell>
          <table:table-cell office:value-type="string">
            <text:p>PaySubject[3]</text:p>
          </table:table-cell>
          <table:table-cell office:value-type="string">
            <text:p>PaySubject[4]</text:p>
          </table:table-cell>
          <table:table-cell office:value-type="string">
            <text:p>PaySubject[5]</text:p>
          </table:table-cell>
          <table:table-cell office:value-type="string">
            <text:p>PaySubject[6]</text:p>
          </table:table-cell>
          <table:table-cell office:value-type="string">
            <text:p>PaySubject[7]</text:p>
          </table:table-cell>
          <table:table-cell office:value-type="string">
            <text:p>PaySubject[8]</text:p>
          </table:table-cell>
          <table:table-cell office:value-type="string">
            <text:p>PaySubject[9]</text:p>
          </table:table-cell>
          <table:table-cell office:value-type="string">
            <text:p>ShockSubject[1]</text:p>
          </table:table-cell>
          <table:table-cell office:value-type="string">
            <text:p>ShockSubject[2]</text:p>
          </table:table-cell>
          <table:table-cell office:value-type="string">
            <text:p>ShockSubject[3]</text:p>
          </table:table-cell>
          <table:table-cell office:value-type="string">
            <text:p>ShockSubject[4]</text:p>
          </table:table-cell>
          <table:table-cell office:value-type="string">
            <text:p>ShockSubject[5]</text:p>
          </table:table-cell>
          <table:table-cell office:value-type="string">
            <text:p>ShockSubject[6]</text:p>
          </table:table-cell>
          <table:table-cell office:value-type="string">
            <text:p>ShockSubject[7]</text:p>
          </table:table-cell>
          <table:table-cell office:value-type="string">
            <text:p>ShockSubject[8]</text:p>
          </table:table-cell>
          <table:table-cell office:value-type="string">
            <text:p>ShockSubject[9]</text:p>
          </table:table-cell>
          <table:table-cell office:value-type="string">
            <text:p>SubjSubject[1]</text:p>
          </table:table-cell>
          <table:table-cell office:value-type="string">
            <text:p>SubjSubject[2]</text:p>
          </table:table-cell>
          <table:table-cell office:value-type="string">
            <text:p>SubjSubject[3]</text:p>
          </table:table-cell>
          <table:table-cell office:value-type="string">
            <text:p>SubjSubject[4]</text:p>
          </table:table-cell>
          <table:table-cell office:value-type="string">
            <text:p>SubjSubject[5]</text:p>
          </table:table-cell>
          <table:table-cell office:value-type="string">
            <text:p>SubjSubject[6]</text:p>
          </table:table-cell>
          <table:table-cell office:value-type="string">
            <text:p>SubjSubject[7]</text:p>
          </table:table-cell>
          <table:table-cell office:value-type="string">
            <text:p>SubjSubject[8]</text:p>
          </table:table-cell>
          <table:table-cell office:value-type="string">
            <text:p>SubjSubject[9]</text:p>
          </table:table-cell>
          <table:table-cell office:value-type="string">
            <text:p>AuctionStop</text:p>
          </table:table-cell>
          <table:table-cell office:value-type="string">
            <text:p>AuctionNoStop</text:p>
          </table:table-cell>
          <table:table-cell table:number-columns-repeated="4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5">
            <text:p>5</text:p>
          </table:table-cell>
          <table:table-cell office:value-type="float" office:value="7.5">
            <text:p>7.5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4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string">
            <text:p>Period</text:p>
          </table:table-cell>
          <table:table-cell office:value-type="string">
            <text:p>Subject</text:p>
          </table:table-cell>
          <table:table-cell office:value-type="string">
            <text:p>Group</text:p>
          </table:table-cell>
          <table:table-cell office:value-type="string">
            <text:p>Profit</text:p>
          </table:table-cell>
          <table:table-cell office:value-type="string">
            <text:p>TotalProfit</text:p>
          </table:table-cell>
          <table:table-cell office:value-type="string">
            <text:p>Participate</text:p>
          </table:table-cell>
          <table:table-cell office:value-type="string">
            <text:p>Experimentor</text:p>
          </table:table-cell>
          <table:table-cell office:value-type="string">
            <text:p>Solved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Solution</text:p>
          </table:table-cell>
          <table:table-cell office:value-type="string">
            <text:p>SolvedTest</text:p>
          </table:table-cell>
          <table:table-cell office:value-type="string">
            <text:p>r1Test</text:p>
          </table:table-cell>
          <table:table-cell office:value-type="string">
            <text:p>r2Test</text:p>
          </table:table-cell>
          <table:table-cell office:value-type="string">
            <text:p>r3Test</text:p>
          </table:table-cell>
          <table:table-cell office:value-type="string">
            <text:p>r4Test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SolutionTest</text:p>
          </table:table-cell>
          <table:table-cell office:value-type="string">
            <text:p>shock</text:p>
          </table:table-cell>
          <table:table-cell office:value-type="string">
            <text:p>NumSubjShock</text:p>
          </table:table-cell>
          <table:table-cell office:value-type="string">
            <text:p>NumSubjNOShock</text:p>
          </table:table-cell>
          <table:table-cell office:value-type="string">
            <text:p>NumCharities</text:p>
          </table:table-cell>
          <table:table-cell office:value-type="string">
            <text:p>CharityGets[1]</text:p>
          </table:table-cell>
          <table:table-cell office:value-type="string">
            <text:p>CharityGets[2]</text:p>
          </table:table-cell>
          <table:table-cell office:value-type="string">
            <text:p>CharityGets[3]</text:p>
          </table:table-cell>
          <table:table-cell office:value-type="string">
            <text:p>CharityGetsRev[1]</text:p>
          </table:table-cell>
          <table:table-cell office:value-type="string">
            <text:p>CharityGetsRev[2]</text:p>
          </table:table-cell>
          <table:table-cell office:value-type="string">
            <text:p>CharityGetsRev[3]</text:p>
          </table:table-cell>
          <table:table-cell office:value-type="string">
            <text:p>msubcat</text:p>
          </table:table-cell>
          <table:table-cell office:value-type="string">
            <text:p>subcat1</text:p>
          </table:table-cell>
          <table:table-cell office:value-type="string">
            <text:p>Charity1</text:p>
          </table:table-cell>
          <table:table-cell office:value-type="string">
            <text:p>Charity2</text:p>
          </table:table-cell>
          <table:table-cell office:value-type="string">
            <text:p>Charity3</text:p>
          </table:table-cell>
          <table:table-cell office:value-type="string">
            <text:p>CharityGetsNO[1]</text:p>
          </table:table-cell>
          <table:table-cell office:value-type="string">
            <text:p>CharityGetsNO[2]</text:p>
          </table:table-cell>
          <table:table-cell office:value-type="string">
            <text:p>CharityGetsRevNO[1]</text:p>
          </table:table-cell>
          <table:table-cell office:value-type="string">
            <text:p>CharityGetsRevNO[2]</text:p>
          </table:table-cell>
          <table:table-cell office:value-type="string">
            <text:p>subcat2</text:p>
          </table:table-cell>
          <table:table-cell office:value-type="string">
            <text:p>Charity1NO</text:p>
          </table:table-cell>
          <table:table-cell office:value-type="string">
            <text:p>Charity2NO</text:p>
          </table:table-cell>
          <table:table-cell office:value-type="string">
            <text:p>TimeWeiterInstructions1OK</text:p>
          </table:table-cell>
          <table:table-cell office:value-type="string">
            <text:p>TimeZuDenBeispielenInstructionsTaskOK</text:p>
          </table:table-cell>
          <table:table-cell office:value-type="string">
            <text:p>TimeOKWaitForTaskOK</text:p>
          </table:table-cell>
          <table:table-cell office:value-type="string">
            <text:p>SolvedJitter</text:p>
          </table:table-cell>
          <table:table-cell office:value-type="string">
            <text:p>Rank</text:p>
          </table:table-cell>
          <table:table-cell office:value-type="string">
            <text:p>Pctl33</text:p>
          </table:table-cell>
          <table:table-cell office:value-type="string">
            <text:p>Pctl66</text:p>
          </table:table-cell>
          <table:table-cell office:value-type="string">
            <text:p>CakeSize</text:p>
          </table:table-cell>
          <table:table-cell office:value-type="string">
            <text:p>TimeOKCashPaymentOK</text:p>
          </table:table-cell>
          <table:table-cell office:value-type="string">
            <text:p>TimeOKExperimentorCashOK</text:p>
          </table:table-cell>
          <table:table-cell office:value-type="string">
            <text:p>CakeSizeCheck</text:p>
          </table:table-cell>
          <table:table-cell office:value-type="string">
            <text:p>TimeOKCashPayment2OK</text:p>
          </table:table-cell>
          <table:table-cell office:value-type="string">
            <text:p>TimeOKInstructionsDonationsOK</text:p>
          </table:table-cell>
          <table:table-cell office:value-type="string">
            <text:p>TimeOKDescriptionDonationsIOK</text:p>
          </table:table-cell>
          <table:table-cell office:value-type="string">
            <text:p>TimeOKDescriptionDonationsIIOK</text:p>
          </table:table-cell>
          <table:table-cell office:value-type="string">
            <text:p>TimeOKDescriptionDonationsIIIOK</text:p>
          </table:table-cell>
          <table:table-cell office:value-type="string">
            <text:p>TimeOKDescriptionDonationsINOSHOCKOK</text:p>
          </table:table-cell>
          <table:table-cell office:value-type="string">
            <text:p>TimeOKDescriptionDonationsIINOSHOCKOK</text:p>
          </table:table-cell>
          <table:table-cell office:value-type="string">
            <text:p>TotalDonation</text:p>
          </table:table-cell>
          <table:table-cell office:value-type="string">
            <text:p>Revise</text:p>
          </table:table-cell>
          <table:table-cell office:value-type="string">
            <text:p>TimeOKDonationOK</text:p>
          </table:table-cell>
          <table:table-cell office:value-type="string">
            <text:p>TotalDonationRev</text:p>
          </table:table-cell>
          <table:table-cell office:value-type="string">
            <text:p>TimeOKDonationReviseOK</text:p>
          </table:table-cell>
          <table:table-cell office:value-type="string">
            <text:p>TimeOKDonationNOSHOCKOK</text:p>
          </table:table-cell>
          <table:table-cell office:value-type="string">
            <text:p>TimeOKDonationReviseNOSHOCKOK</text:p>
          </table:table-cell>
          <table:table-cell office:value-type="string">
            <text:p>TimeOKProfitOK</text:p>
          </table:table-cell>
          <table:table-cell office:value-type="string">
            <text:p>TimeOKProfitNOSHOCKOK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.2497811728389">
            <text:p>28.25</text:p>
          </table:table-cell>
          <table:table-cell office:value-type="float" office:value="7.49496440752175">
            <text:p>7.49</text:p>
          </table:table-cell>
          <table:table-cell office:value-type="float" office:value="52.3114073333849">
            <text:p>52.31</text:p>
          </table:table-cell>
          <table:table-cell office:value-type="float" office:value="55.4795271975359">
            <text:p>55.4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98.8582891406763">
            <text:p>98.86</text:p>
          </table:table-cell>
          <table:table-cell office:value-type="float" office:value="90.77347768041">
            <text:p>90.77</text:p>
          </table:table-cell>
          <table:table-cell office:value-type="float" office:value="45.9731450052807">
            <text:p>45.97</text:p>
          </table:table-cell>
          <table:table-cell office:value-type="float" office:value="74.2860876369691">
            <text:p>74.29</text:p>
          </table:table-cell>
          <table:table-cell office:value-type="float" office:value="99">
            <text:p>99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310">
            <text:p>31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.9416682282191">
            <text:p>12.9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45">
            <text:p>-4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table:number-columns-repeated="4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.3145294307333">
            <text:p>53.31</text:p>
          </table:table-cell>
          <table:table-cell office:value-type="float" office:value="4.51842211397291">
            <text:p>4.52</text:p>
          </table:table-cell>
          <table:table-cell office:value-type="float" office:value="12.2869932149942">
            <text:p>12.29</text:p>
          </table:table-cell>
          <table:table-cell office:value-type="float" office:value="94.072171903249">
            <text:p>94.0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office:value-type="float" office:value="87.3317510761934">
            <text:p>87.33</text:p>
          </table:table-cell>
          <table:table-cell office:value-type="float" office:value="78.8099913293542">
            <text:p>78.81</text:p>
          </table:table-cell>
          <table:table-cell office:value-type="float" office:value="74.5050038557989">
            <text:p>74.51</text:p>
          </table:table-cell>
          <table:table-cell office:value-type="float" office:value="41.887087813526">
            <text:p>41.89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0.2415815741949">
            <text:p>20.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10">
            <text:p>-11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6.5">
            <text:p>6.5</text:p>
          </table:table-cell>
          <table:table-cell table:number-columns-repeated="3" office:value-type="float" office:value="0">
            <text:p>0</text:p>
          </table:table-cell>
          <table:table-cell office:value-type="float" office:value="46.4593374386706">
            <text:p>46.46</text:p>
          </table:table-cell>
          <table:table-cell office:value-type="float" office:value="6.07546801030425">
            <text:p>6.08</text:p>
          </table:table-cell>
          <table:table-cell office:value-type="float" office:value="11.7316048646959">
            <text:p>11.73</text:p>
          </table:table-cell>
          <table:table-cell office:value-type="float" office:value="73.0829609432644">
            <text:p>73.08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9.0030660661883">
            <text:p>59</text:p>
          </table:table-cell>
          <table:table-cell office:value-type="float" office:value="26.2749145395471">
            <text:p>26.27</text:p>
          </table:table-cell>
          <table:table-cell office:value-type="float" office:value="26.0576896956459">
            <text:p>26.06</text:p>
          </table:table-cell>
          <table:table-cell office:value-type="float" office:value="41.1737438483041">
            <text:p>41.17</text:p>
          </table:table-cell>
          <table:table-cell office:value-type="float" office:value="59">
            <text:p>59</text:p>
          </table:table-cell>
          <table:table-cell table:number-columns-repeated="2"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-4">
            <text:p>-4</text:p>
          </table:table-cell>
          <table:table-cell office:value-type="float" office:value="0.959375831745274">
            <text:p>0.96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-178">
            <text:p>-17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.4853963025312">
            <text:p>74.49</text:p>
          </table:table-cell>
          <table:table-cell office:value-type="float" office:value="46.030026695705">
            <text:p>46.03</text:p>
          </table:table-cell>
          <table:table-cell office:value-type="float" office:value="90.1058870787294">
            <text:p>90.11</text:p>
          </table:table-cell>
          <table:table-cell office:value-type="float" office:value="42.0843317369392">
            <text:p>42.08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42">
            <text:p>4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94.0214880248632">
            <text:p>94.02</text:p>
          </table:table-cell>
          <table:table-cell office:value-type="float" office:value="63.0833725738727">
            <text:p>63.08</text:p>
          </table:table-cell>
          <table:table-cell office:value-type="float" office:value="53.1367456787903">
            <text:p>53.14</text:p>
          </table:table-cell>
          <table:table-cell office:value-type="float" office:value="48.9831933979798">
            <text:p>48.98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259">
            <text:p>25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9">
            <text:p>19</text:p>
          </table:table-cell>
          <table:table-cell office:value-type="float" office:value="13.2157459311261">
            <text:p>13.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26">
            <text:p>-12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.3908491834956">
            <text:p>10.39</text:p>
          </table:table-cell>
          <table:table-cell office:value-type="float" office:value="88.9299714420596">
            <text:p>88.93</text:p>
          </table:table-cell>
          <table:table-cell office:value-type="float" office:value="77.9777179369599">
            <text:p>77.98</text:p>
          </table:table-cell>
          <table:table-cell office:value-type="float" office:value="12.038332229498">
            <text:p>12.04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84.2302060612618">
            <text:p>84.23</text:p>
          </table:table-cell>
          <table:table-cell office:value-type="float" office:value="84.7403375826498">
            <text:p>84.74</text:p>
          </table:table-cell>
          <table:table-cell office:value-type="float" office:value="96.2848819309309">
            <text:p>96.28</text:p>
          </table:table-cell>
          <table:table-cell office:value-type="float" office:value="61.1340217576986">
            <text:p>61.1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2.0375697254378">
            <text:p>22.0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43">
            <text:p>-14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3">
            <text:p>4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7.5">
            <text:p>7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0.6945190349103">
            <text:p>90.69</text:p>
          </table:table-cell>
          <table:table-cell office:value-type="float" office:value="6.84568807801497">
            <text:p>6.85</text:p>
          </table:table-cell>
          <table:table-cell office:value-type="float" office:value="10.4293527130174">
            <text:p>10.43</text:p>
          </table:table-cell>
          <table:table-cell office:value-type="float" office:value="32.6970188099411">
            <text:p>32.7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46.8824380761396">
            <text:p>46.88</text:p>
          </table:table-cell>
          <table:table-cell office:value-type="float" office:value="67.9132670480354">
            <text:p>67.91</text:p>
          </table:table-cell>
          <table:table-cell office:value-type="float" office:value="40.7844597197997">
            <text:p>40.78</text:p>
          </table:table-cell>
          <table:table-cell office:value-type="float" office:value="45.8119315774236">
            <text:p>45.81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.39289342583758">
            <text:p>4.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-108">
            <text:p>-10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.5958734865281">
            <text:p>56.6</text:p>
          </table:table-cell>
          <table:table-cell office:value-type="float" office:value="98.8786524622136">
            <text:p>98.88</text:p>
          </table:table-cell>
          <table:table-cell office:value-type="float" office:value="82.3410528629744">
            <text:p>82.34</text:p>
          </table:table-cell>
          <table:table-cell office:value-type="float" office:value="54.2433738961087">
            <text:p>54.24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2.0807929486413">
            <text:p>12.08</text:p>
          </table:table-cell>
          <table:table-cell office:value-type="float" office:value="30.8537515955296">
            <text:p>30.85</text:p>
          </table:table-cell>
          <table:table-cell office:value-type="float" office:value="83.7060083559276">
            <text:p>83.71</text:p>
          </table:table-cell>
          <table:table-cell office:value-type="float" office:value="18.2792763310854">
            <text:p>18.28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.139070986834853">
            <text:p>0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76">
            <text:p>-7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9">
            <text:p>5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1.120469542742">
            <text:p>41.12</text:p>
          </table:table-cell>
          <table:table-cell office:value-type="float" office:value="71.5053664853356">
            <text:p>71.51</text:p>
          </table:table-cell>
          <table:table-cell office:value-type="float" office:value="24.7898873057169">
            <text:p>24.79</text:p>
          </table:table-cell>
          <table:table-cell office:value-type="float" office:value="75.0482508796492">
            <text:p>75.05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57.0732716271064">
            <text:p>57.07</text:p>
          </table:table-cell>
          <table:table-cell office:value-type="float" office:value="19.1492338754">
            <text:p>19.15</text:p>
          </table:table-cell>
          <table:table-cell office:value-type="float" office:value="50.4968065537963">
            <text:p>50.5</text:p>
          </table:table-cell>
          <table:table-cell office:value-type="float" office:value="86.5457420174711">
            <text:p>86.55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.523523895779403">
            <text:p>0.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30">
            <text:p>-13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7.3215146676272">
            <text:p>47.32</text:p>
          </table:table-cell>
          <table:table-cell office:value-type="float" office:value="47.6555280143654">
            <text:p>47.66</text:p>
          </table:table-cell>
          <table:table-cell office:value-type="float" office:value="0.972260442083823">
            <text:p>0.97</text:p>
          </table:table-cell>
          <table:table-cell office:value-type="float" office:value="76.2642196734735">
            <text:p>76.2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19.7972965518931">
            <text:p>19.8</text:p>
          </table:table-cell>
          <table:table-cell office:value-type="float" office:value="37.80450873906">
            <text:p>37.8</text:p>
          </table:table-cell>
          <table:table-cell office:value-type="float" office:value="59.5242724565436">
            <text:p>59.52</text:p>
          </table:table-cell>
          <table:table-cell office:value-type="float" office:value="73.0228554797465">
            <text:p>73.02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4.2296041428249">
            <text:p>54.2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01">
            <text:p>-101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.3312293842115">
            <text:p>62.33</text:p>
          </table:table-cell>
          <table:table-cell office:value-type="float" office:value="99.7065450529133">
            <text:p>99.71</text:p>
          </table:table-cell>
          <table:table-cell office:value-type="float" office:value="5.23034986352099">
            <text:p>5.23</text:p>
          </table:table-cell>
          <table:table-cell office:value-type="float" office:value="9.64413220511942">
            <text:p>9.64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98.3753210857396">
            <text:p>98.38</text:p>
          </table:table-cell>
          <table:table-cell office:value-type="float" office:value="42.2428490790738">
            <text:p>42.24</text:p>
          </table:table-cell>
          <table:table-cell office:value-type="float" office:value="74.879147193804">
            <text:p>74.88</text:p>
          </table:table-cell>
          <table:table-cell office:value-type="float" office:value="41.5285317886288">
            <text:p>41.53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.8648071167361">
            <text:p>2.86</text:p>
          </table:table-cell>
          <table:table-cell table:number-columns-repeated="5"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string">
            <text:p>Period</text:p>
          </table:table-cell>
          <table:table-cell table:number-columns-repeated="76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float" office:value="1">
            <text:p>1</text:p>
          </table:table-cell>
          <table:table-cell table:number-columns-repeated="76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iod</text:p>
          </table:table-cell>
          <table:table-cell office:value-type="string">
            <text:p>SumTest</text:p>
          </table:table-cell>
          <table:table-cell office:value-type="string">
            <text:p>Buyer</text:p>
          </table:table-cell>
          <table:table-cell office:value-type="string">
            <text:p>Seller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TimeOKExampleTaskContractMakerMake</text:p>
          </table:table-cell>
          <table:table-cell office:value-type="string">
            <text:p>Sum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TimeOKTaskStageContractMakerMake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table:number-columns-repeated="2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number-columns-repeated="2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table:number-columns-repeated="2"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number-columns-repeated="2"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number-columns-repeated="2"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number-columns-repeated="2"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2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292">
            <text:p>29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91">
            <text:p>29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289">
            <text:p>28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279">
            <text:p>27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79">
            <text:p>27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278">
            <text:p>27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83">
            <text:p>8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269">
            <text:p>26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87">
            <text:p>87</text:p>
          </table:table-cell>
          <table:table-cell office:value-type="float" office:value="268">
            <text:p>26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268">
            <text:p>26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263">
            <text:p>26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261">
            <text:p>26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253">
            <text:p>25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253">
            <text:p>25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2">
            <text:p>25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248">
            <text:p>24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246">
            <text:p>24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45">
            <text:p>24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44">
            <text:p>24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243">
            <text:p>24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241">
            <text:p>24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62">
            <text:p>62</text:p>
          </table:table-cell>
          <table:table-cell table:number-columns-repeated="2"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218">
            <text:p>21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217">
            <text:p>21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215">
            <text:p>21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212">
            <text:p>21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209">
            <text:p>20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94">
            <text:p>19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192">
            <text:p>19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91">
            <text:p>19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190">
            <text:p>19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189">
            <text:p>18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187">
            <text:p>18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183">
            <text:p>18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2">
            <text:p>17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170">
            <text:p>17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168">
            <text:p>16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67">
            <text:p>16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167">
            <text:p>16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66">
            <text:p>16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165">
            <text:p>16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63">
            <text:p>16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163">
            <text:p>16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63">
            <text:p>16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162">
            <text:p>16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161">
            <text:p>16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158">
            <text:p>15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57">
            <text:p>15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float" office:value="152">
            <text:p>15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148">
            <text:p>14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147">
            <text:p>14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141">
            <text:p>14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136">
            <text:p>13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133">
            <text:p>13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26">
            <text:p>12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office:value-type="float" office:value="126">
            <text:p>12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124">
            <text:p>12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16">
            <text:p>11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112">
            <text:p>11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66">
            <text:p>166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table:number-columns-repeated="62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Subject</text:p>
          </table:table-cell>
          <table:table-cell office:value-type="string">
            <text:p>FinalProfit</text:p>
          </table:table-cell>
          <table:table-cell office:value-type="string">
            <text:p>ShowUpFee</text:p>
          </table:table-cell>
          <table:table-cell office:value-type="string">
            <text:p>ShowUpFeeInvested</text:p>
          </table:table-cell>
          <table:table-cell office:value-type="string">
            <text:p>MoneyAdded</text:p>
          </table:table-cell>
          <table:table-cell office:value-type="string">
            <text:p>MoneyToPay</text:p>
          </table:table-cell>
          <table:table-cell office:value-type="string">
            <text:p>MoneyEarned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.5">
            <text:p>3.5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.5">
            <text:p>6.5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.5">
            <text:p>7.5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0"/>
        </table:table-row>
        <table:table-row table:style-name="ro1">
          <table:table-cell office:value-type="string">
            <text:p>081028_1143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table:number-columns-repeated="70"/>
        </table:table-row>
      </table:table>
      <table:table table:name="Sheet2" table:style-name="ta1" table:print="false">
        <table:table-column table:style-name="co49" table:number-columns-repeated="3" table:default-cell-style-name="Default"/>
        <table:table-row table:style-name="ro2">
          <table:table-cell office:value-type="string">
            <text:p>Brot</text:p>
          </table:table-cell>
          <table:table-cell office:value-type="string">
            <text:p>WWF</text:p>
          </table:table-cell>
          <table:table-cell office:value-type="string">
            <text:p>DRK</text:p>
          </table:table-cell>
        </table:table-row>
        <table:table-row table:style-name="ro1">
          <table:table-cell table:number-columns-repeated="3" office:value-type="float" office:value="0.5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.5">
            <text:p>0.5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formula="oooc:=SUM([.A2:.A16])" office:value-type="float" office:value="2">
            <text:p>2</text:p>
          </table:table-cell>
          <table:table-cell table:formula="oooc:=SUM([.B2:.B16])" office:value-type="float" office:value="2.5">
            <text:p>2.5</text:p>
          </table:table-cell>
          <table:table-cell table:formula="oooc:=SUM([.C2:.C16]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12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0-28T12:28:38</meta:creation-date>
    <dc:date>2008-10-28T12:47:3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4040"/>
  </office:meta>
</office:document-meta>
</file>